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509eb" officeooo:paragraph-rsid="001509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3387695" text:style-name="L1">
        <text:list-item>
          <text:p text:style-name="P1">Tibetan spirituality – fear of ghosts</text:p>
        </text:list-item>
        <text:list-item>
          <text:p text:style-name="P1">16 hells (8 cold, 8 hot)</text:p>
        </text:list-item>
        <text:list-item>
          <text:p text:style-name="P1">Sky burial (emphasizes detachment)</text:p>
        </text:list-item>
        <text:list-item>
          <text:p text:style-name="P1">Peaceful (stereotype), sed full of petty, interpersonal violence &amp; institutional violence</text:p>
          <text:list>
            <text:list-item>
              <text:p text:style-name="P1">resource scarcity, why tibetan elders needed guns</text:p>
            </text:list-item>
          </text:list>
        </text:list-item>
        <text:list-item>
          <text:p text:style-name="P1">Monasteries double as places of education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1:43:38.712705651</meta:creation-date>
    <dc:date>2018-01-22T18:59:39.155988655</dc:date>
    <meta:editing-duration>PT7H5M30S</meta:editing-duration>
    <meta:editing-cycles>1</meta:editing-cycles>
    <meta:document-statistic meta:table-count="0" meta:image-count="0" meta:object-count="0" meta:page-count="1" meta:paragraph-count="7" meta:word-count="46" meta:character-count="281" meta:non-whitespace-character-count="247"/>
    <meta:generator>LibreOffice/5.4.2.2$Linux_X86_64 LibreOffice_project/40m0$Build-2</meta:generator>
  </office:meta>
</office:document-meta>
</file>